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8b5" officeooo:paragraph-rsid="0007e8b5"/>
    </style:style>
    <style:style style:name="P2" style:family="paragraph" style:parent-style-name="Standard">
      <style:paragraph-properties fo:line-height="100%"/>
      <style:text-properties officeooo:rsid="0007e8b5" officeooo:paragraph-rsid="0007e8b5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07e8b5" officeooo:paragraph-rsid="0007e8b5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7e8b5"/>
    </style:style>
    <style:style style:name="P5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officeooo:paragraph-rsid="0007e8b5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7e8b5"/>
    </style:style>
    <style:style style:name="T1" style:family="text">
      <style:text-properties fo:color="#000000" loext:opacity="100%" style:font-name="Calibri" fo:font-size="11pt" fo:language="es" fo:country="ES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</text:p>
      <text:p text:style-name="P1">Visual Studio Code 2022 community</text:p>
      <text:p text:style-name="P1">Sql Server 2019 el q viene con el management studio</text:p>
      <text:p text:style-name="P1">Postman</text:p>
      <text:p text:style-name="P1"/>
      <text:p text:style-name="P1">Luego de crear el proyecto, adicionar los paquetes nuget:</text:p>
      <text:p text:style-name="P1">EntityFramework 6.4.4</text:p>
      <text:p text:style-name="P1">Microsoft.AspNetCore.Authentication.JwtBearer 7.0.0</text:p>
      <text:p text:style-name="P1">Microsoft.EntityFrameworkCore 7.0.0</text:p>
      <text:p text:style-name="P2">Microsoft.EntityFrameworkCore.Tools 7.0.0</text:p>
      <text:p text:style-name="P6"><text:span text:style-name="T1">Swashbuckle.AspNetCore 6.0.0</text:span></text:p>
      <text:p text:style-name="P6"><text:span text:style-name="T1">Newtonsoft.Json 13.0.1</text:span></text:p>
      <text:p text:style-name="P6"><text:span text:style-name="T1">Swashbuckle.AspNetCore.Swagger 6.0.0</text:span></text:p>
      <text:p text:style-name="P6"><text:span text:style-name="T1"/></text:p>
      <text:p text:style-name="P3"><text:span text:style-name="T1">Para ver swagger:</text:span></text:p>
      <text:p text:style-name="P4"><text:a xlink:type="simple" xlink:href="https://localhost:7145/swagger/index.html" text:style-name="Internet_20_link" text:visited-style-name="Visited_20_Internet_20_Link"><text:span text:style-name="T1">https://localhost:7145/swagger/index.html</text:span></text:a></text:p>
      <text:p text:style-name="P4"><text:span text:style-name="T1"/></text:p>
      <text:p text:style-name="P4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2:45:04.421000000</meta:creation-date>
    <dc:date>2024-01-21T13:06:00.195000000</dc:date>
    <meta:editing-duration>PT20M56S</meta:editing-duration>
    <meta:editing-cycles>1</meta:editing-cycles>
    <meta:document-statistic meta:table-count="0" meta:image-count="0" meta:object-count="0" meta:page-count="1" meta:paragraph-count="14" meta:word-count="44" meta:character-count="451" meta:non-whitespace-character-count="421"/>
    <meta:generator>LibreOffice/7.6.4.1$Windows_X86_64 LibreOffice_project/e19e193f88cd6c0525a17fb7a176ed8e6a3e2aa1</meta:generator>
  </office:meta>
</office:document-meta>
</file>